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8f44c" officeooo:paragraph-rsid="0018f44c" style:font-size-asian="10.5pt"/>
    </style:style>
    <style:style style:name="P2" style:family="paragraph" style:parent-style-name="Standard" style:list-style-name="L1">
      <style:text-properties fo:language="es" fo:country="MX" officeooo:rsid="0018f44c" officeooo:paragraph-rsid="0018f44c" style:font-size-asian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a Daily Standup Meeting</text:p>
      <text:p text:style-name="P1">4 mayo 2016</text:p>
      <text:p text:style-name="P1"/>
      <text:list xml:id="list4734950045041653612" text:style-name="L1">
        <text:list-item>
          <text:p text:style-name="P2">Se definió realizar minutas de cada <text:span text:style-name="T1">standup meeting</text:span><text:span text:style-name="T2"> para informar las decisiones tomadas y los problemas detectados en caso de que algún miembro no estuviese presente.</text:span></text:p>
        </text:list-item>
        <text:list-item>
          <text:p text:style-name="P2">Se acordó dividir <text:s/>el equipo Scrum en tres divisiones: front-end, back-end, y API Bitso.</text:p>
        </text:list-item>
        <text:list-item>
          <text:p text:style-name="P2">Se definieron las divisiones por segmentos:</text:p>
          <text:list>
            <text:list-item>
              <text:p text:style-name="P2">Mario y Fernando: Back-end</text:p>
            </text:list-item>
            <text:list-item>
              <text:p text:style-name="P2">Marco y Victor: Front-end</text:p>
            </text:list-item>
            <text:list-item>
              <text:p text:style-name="P2">Alexis y Alberto: API Bits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08:35:51.320617679</meta:creation-date>
    <dc:date>2018-05-06T08:44:44.396844369</dc:date>
    <meta:editing-duration>PT8M5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2" meta:character-count="421" meta:non-whitespace-character-count="362"/>
  </office:meta>
</office:document-meta>
</file>